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5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0efd4" fo:wrap-option="wrap" style:rotation-angle="90" style:vertical-align="middle"/>
    </style:style>
    <style:style style:name="ce4" style:family="table-cell" style:parent-style-name="Default">
      <style:table-cell-properties fo:background-color="#bee3d3" fo:wrap-option="wrap" style:rotation-angle="90" style:vertical-align="middle"/>
    </style:style>
    <style:style style:name="ce5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90" style:vertical-align="middle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11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12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able-cell-properties fo:background-color="#f7a19a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3" office:value-type="string" calcext:value-type="string" table:number-columns-spanned="1" table:number-rows-spanned="5">
            <text:p>Gesetz</text:p>
          </table:table-cell>
          <table:table-cell table:style-name="ce3" office:value-type="string" calcext:value-type="string" table:number-columns-spanned="1" table:number-rows-spanned="5">
            <text:p>Tora</text:p>
          </table:table-cell>
          <table:table-cell table:style-name="ce8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4" office:value-type="string" calcext:value-type="string" table:number-columns-spanned="1" table:number-rows-spanned="21">
            <text:p>Propheten</text:p>
          </table:table-cell>
          <table:table-cell table:style-name="ce4" office:value-type="string" calcext:value-type="string" table:number-columns-spanned="1" table:number-rows-spanned="21">
            <text:p>Nevi’im</text:p>
          </table:table-cell>
          <table:covered-table-cell table:style-name="ce9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2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4"/>
          <table:covered-table-cell/>
          <table:covered-table-cell table:style-name="ce9"/>
          <table:covered-table-cell table:style-name="ce1"/>
          <table:covered-table-cell table:style-name="ce13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7" calcext:value-type="float">
            <text:p>7</text:p>
          </table:table-cell>
          <table:table-cell/>
          <table:table-cell table:style-name="ce19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14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1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1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16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3" office:value-type="string" calcext:value-type="string" table:number-columns-spanned="1" table:number-rows-spanned="17">
            <text:p>'Heilige Schriften ("Psalmen")</text:p>
          </table:table-cell>
          <table:table-cell table:style-name="ce3" office:value-type="string" calcext:value-type="string" table:number-columns-spanned="1" table:number-rows-spanned="17">
            <text:p>Ketuvim, bestehend aus 3+5+3 Büchern</text:p>
          </table:table-cell>
          <table:covered-table-cell table:style-name="ce9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11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3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3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3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3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16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, (Tempelzerstörung) 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, 14 und 15. 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14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16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 table:number-columns-spanned="1" table:number-rows-spanned="7">
            <text:p>5</text:p>
          </table:table-cell>
          <table:table-cell table:style-name="ce6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16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 table:number-columns-spanned="1" table:number-rows-spanned="14">
            <text:p>6</text:p>
          </table:table-cell>
          <table:table-cell table:style-name="ce5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14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14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/>
          <table:table-cell table:number-columns-repeated="2"/>
          <table:table-cell office:value-type="float" office:value="7" calcext:value-type="float">
            <text:p>7</text:p>
          </table:table-cell>
          <table:table-cell table:style-name="ce1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.00.0000</text:date>, <text:time style:data-style-name="N2" text:time-value="19:03:27.0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4.4.6.3$Windows_x86 LibreOffice_project/e8938fd3328e95dcf59dd64e7facd2c7d67c704d</meta:generator>
    <dc:date>2018-04-22T19:15:52.774000000</dc:date>
    <meta:editing-duration>PT11H49M</meta:editing-duration>
    <meta:editing-cycles>26</meta:editing-cycles>
    <meta:document-statistic meta:table-count="1" meta:cell-count="254" meta:object-count="0"/>
  </office:meta>
</office:document-meta>
</file>